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order-left="0.088cm solid #000000" fo:border-right="0.018cm solid #000000" fo:border-top="0.088cm solid #000000" style:vertical-align="middle"/>
    </style:style>
    <style:style style:name="ce2" style:family="table-cell" style:parent-style-name="Default">
      <style:table-cell-properties fo:border-bottom="0.018cm solid #000000" fo:border-left="0.088cm solid #000000" fo:border-right="0.018cm solid #000000" fo:border-top="0.018cm solid #000000" style:vertical-align="middle"/>
    </style:style>
    <style:style style:name="ce3" style:family="table-cell" style:parent-style-name="Default">
      <style:table-cell-properties fo:border-bottom="0.08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>
            <text:p>Vitesse du véhicule</text:p>
            <text:p>en km/h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30">
            <text:p>130</text:p>
          </table:table-cell>
          <table:table-cell table:style-name="ce7" office:value-type="float" office:value="140">
            <text:p>140</text:p>
          </table:table-cell>
        </table:table-row>
        <table:table-row table:style-name="ro2">
          <table:table-cell table:style-name="ce2" office:value-type="string">
            <text:p>Distance parcourue</text:p>
            <text:p>pendant le temps de</text:p>
            <text:p>réaction (2s) en m</text:p>
          </table:table-cell>
          <table:table-cell table:style-name="ce5" table:formula="oooc:=2*[.B1]*1000/3600" office:value-type="float" office:value="0">
            <text:p>0</text:p>
          </table:table-cell>
          <table:table-cell table:style-name="ce5" table:formula="oooc:=2*[.C1]*1000/3600" office:value-type="float" office:value="5.55555555555556">
            <text:p>5,56</text:p>
          </table:table-cell>
          <table:table-cell table:style-name="ce5" table:formula="oooc:=2*[.D1]*1000/3600" office:value-type="float" office:value="11.1111111111111">
            <text:p>11,11</text:p>
          </table:table-cell>
          <table:table-cell table:style-name="ce5" table:formula="oooc:=2*[.E1]*1000/3600" office:value-type="float" office:value="16.6666666666667">
            <text:p>16,67</text:p>
          </table:table-cell>
          <table:table-cell table:style-name="ce5" table:formula="oooc:=2*[.F1]*1000/3600" office:value-type="float" office:value="22.2222222222222">
            <text:p>22,22</text:p>
          </table:table-cell>
          <table:table-cell table:style-name="ce5" table:formula="oooc:=2*[.G1]*1000/3600" office:value-type="float" office:value="27.7777777777778">
            <text:p>27,78</text:p>
          </table:table-cell>
          <table:table-cell table:style-name="ce5" table:formula="oooc:=2*[.H1]*1000/3600" office:value-type="float" office:value="33.3333333333333">
            <text:p>33,33</text:p>
          </table:table-cell>
          <table:table-cell table:style-name="ce5" table:formula="oooc:=2*[.I1]*1000/3600" office:value-type="float" office:value="38.8888888888889">
            <text:p>38,89</text:p>
          </table:table-cell>
          <table:table-cell table:style-name="ce5" table:formula="oooc:=2*[.J1]*1000/3600" office:value-type="float" office:value="44.4444444444444">
            <text:p>44,44</text:p>
          </table:table-cell>
          <table:table-cell table:style-name="ce5" table:formula="oooc:=2*[.K1]*1000/3600" office:value-type="float" office:value="50">
            <text:p>50</text:p>
          </table:table-cell>
          <table:table-cell table:style-name="ce5" table:formula="oooc:=2*[.L1]*1000/3600" office:value-type="float" office:value="55.5555555555556">
            <text:p>55,56</text:p>
          </table:table-cell>
          <table:table-cell table:style-name="ce5" table:formula="oooc:=2*[.M1]*1000/3600" office:value-type="float" office:value="61.1111111111111">
            <text:p>61,11</text:p>
          </table:table-cell>
          <table:table-cell table:style-name="ce5" table:formula="oooc:=2*[.N1]*1000/3600" office:value-type="float" office:value="66.6666666666667">
            <text:p>66,67</text:p>
          </table:table-cell>
          <table:table-cell table:style-name="ce5" table:formula="oooc:=2*[.O1]*1000/3600" office:value-type="float" office:value="72.2222222222222">
            <text:p>72,22</text:p>
          </table:table-cell>
          <table:table-cell table:style-name="ce8" table:formula="oooc:=2*[.P1]*1000/3600" office:value-type="float" office:value="77.7777777777778">
            <text:p>77,78</text:p>
          </table:table-cell>
        </table:table-row>
        <table:table-row table:style-name="ro1">
          <table:table-cell table:style-name="ce2" office:value-type="string">
            <text:p>Distance de freinage</text:p>
            <text:p>sur route sèche en m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8">
            <text:p>1,8</text:p>
          </table:table-cell>
          <table:table-cell table:style-name="ce5" office:value-type="float" office:value="3.6">
            <text:p>3,6</text:p>
          </table:table-cell>
          <table:table-cell table:style-name="ce5" office:value-type="float" office:value="6.9">
            <text:p>6,9</text:p>
          </table:table-cell>
          <table:table-cell table:style-name="ce5" office:value-type="float" office:value="10.3">
            <text:p>10,3</text:p>
          </table:table-cell>
          <table:table-cell table:style-name="ce5" office:value-type="float" office:value="16.1">
            <text:p>16,1</text:p>
          </table:table-cell>
          <table:table-cell table:style-name="ce5" office:value-type="float" office:value="23.2">
            <text:p>23,2</text:p>
          </table:table-cell>
          <table:table-cell table:style-name="ce5" office:value-type="float" office:value="31.4">
            <text:p>31,4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4.6">
            <text:p>64,6</text:p>
          </table:table-cell>
          <table:table-cell table:style-name="ce5" office:value-type="float" office:value="78.1">
            <text:p>78,1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08.5">
            <text:p>108,5</text:p>
          </table:table-cell>
          <table:table-cell table:style-name="ce8" office:value-type="float" office:value="123">
            <text:p>123</text:p>
          </table:table-cell>
        </table:table-row>
        <table:table-row table:style-name="ro1">
          <table:table-cell table:style-name="ce2" office:value-type="string">
            <text:p>Distance de freinage</text:p>
            <text:p>sur route mouillée en m</text:p>
          </table:table-cell>
          <table:table-cell table:style-name="ce5" table:formula="oooc:=1.4*[.B3]" office:value-type="float" office:value="0">
            <text:p>0</text:p>
          </table:table-cell>
          <table:table-cell table:style-name="ce5" table:formula="oooc:=1.4*[.C3]" office:value-type="float" office:value="2.52">
            <text:p>2,52</text:p>
          </table:table-cell>
          <table:table-cell table:style-name="ce5" table:formula="oooc:=1.4*[.D3]" office:value-type="float" office:value="5.04">
            <text:p>5,04</text:p>
          </table:table-cell>
          <table:table-cell table:style-name="ce5" table:formula="oooc:=1.4*[.E3]" office:value-type="float" office:value="9.66">
            <text:p>9,66</text:p>
          </table:table-cell>
          <table:table-cell table:style-name="ce5" table:formula="oooc:=1.4*[.F3]" office:value-type="float" office:value="14.42">
            <text:p>14,42</text:p>
          </table:table-cell>
          <table:table-cell table:style-name="ce5" table:formula="oooc:=1.4*[.G3]" office:value-type="float" office:value="22.54">
            <text:p>22,54</text:p>
          </table:table-cell>
          <table:table-cell table:style-name="ce5" table:formula="oooc:=1.4*[.H3]" office:value-type="float" office:value="32.48">
            <text:p>32,48</text:p>
          </table:table-cell>
          <table:table-cell table:style-name="ce5" table:formula="oooc:=1.4*[.I3]" office:value-type="float" office:value="43.96">
            <text:p>43,96</text:p>
          </table:table-cell>
          <table:table-cell table:style-name="ce5" table:formula="oooc:=1.4*[.J3]" office:value-type="float" office:value="57.4">
            <text:p>57,4</text:p>
          </table:table-cell>
          <table:table-cell table:style-name="ce5" table:formula="oooc:=1.4*[.K3]" office:value-type="float" office:value="72.8">
            <text:p>72,8</text:p>
          </table:table-cell>
          <table:table-cell table:style-name="ce5" table:formula="oooc:=1.4*[.L3]" office:value-type="float" office:value="90.44">
            <text:p>90,44</text:p>
          </table:table-cell>
          <table:table-cell table:style-name="ce5" table:formula="oooc:=1.4*[.M3]" office:value-type="float" office:value="109.34">
            <text:p>109,34</text:p>
          </table:table-cell>
          <table:table-cell table:style-name="ce5" table:formula="oooc:=1.4*[.N3]" office:value-type="float" office:value="130.2">
            <text:p>130,2</text:p>
          </table:table-cell>
          <table:table-cell table:style-name="ce5" table:formula="oooc:=1.4*[.O3]" office:value-type="float" office:value="151.9">
            <text:p>151,9</text:p>
          </table:table-cell>
          <table:table-cell table:style-name="ce8" table:formula="oooc:=1.4*[.P3]" office:value-type="float" office:value="172.2">
            <text:p>172,2</text:p>
          </table:table-cell>
        </table:table-row>
        <table:table-row table:style-name="ro1">
          <table:table-cell table:style-name="ce2" office:value-type="string">
            <text:p>Distance d'arrêt sur</text:p>
            <text:p>route sèche en m</text:p>
          </table:table-cell>
          <table:table-cell table:style-name="ce5" table:formula="oooc:=[.B2]+[.B3]" office:value-type="float" office:value="0">
            <text:p>0</text:p>
          </table:table-cell>
          <table:table-cell table:style-name="ce5" table:formula="oooc:=[.C2]+[.C3]" office:value-type="float" office:value="7.35555555555556">
            <text:p>7,36</text:p>
          </table:table-cell>
          <table:table-cell table:style-name="ce5" table:formula="oooc:=[.D2]+[.D3]" office:value-type="float" office:value="14.7111111111111">
            <text:p>14,71</text:p>
          </table:table-cell>
          <table:table-cell table:style-name="ce5" table:formula="oooc:=[.E2]+[.E3]" office:value-type="float" office:value="23.5666666666667">
            <text:p>23,57</text:p>
          </table:table-cell>
          <table:table-cell table:style-name="ce5" table:formula="oooc:=[.F2]+[.F3]" office:value-type="float" office:value="32.5222222222222">
            <text:p>32,52</text:p>
          </table:table-cell>
          <table:table-cell table:style-name="ce5" table:formula="oooc:=[.G2]+[.G3]" office:value-type="float" office:value="43.8777777777778">
            <text:p>43,88</text:p>
          </table:table-cell>
          <table:table-cell table:style-name="ce5" table:formula="oooc:=[.H2]+[.H3]" office:value-type="float" office:value="56.5333333333333">
            <text:p>56,53</text:p>
          </table:table-cell>
          <table:table-cell table:style-name="ce5" table:formula="oooc:=[.I2]+[.I3]" office:value-type="float" office:value="70.2888888888889">
            <text:p>70,29</text:p>
          </table:table-cell>
          <table:table-cell table:style-name="ce5" table:formula="oooc:=[.J2]+[.J3]" office:value-type="float" office:value="85.4444444444444">
            <text:p>85,44</text:p>
          </table:table-cell>
          <table:table-cell table:style-name="ce5" table:formula="oooc:=[.K2]+[.K3]" office:value-type="float" office:value="102">
            <text:p>102</text:p>
          </table:table-cell>
          <table:table-cell table:style-name="ce5" table:formula="oooc:=[.L2]+[.L3]" office:value-type="float" office:value="120.155555555556">
            <text:p>120,16</text:p>
          </table:table-cell>
          <table:table-cell table:style-name="ce5" table:formula="oooc:=[.M2]+[.M3]" office:value-type="float" office:value="139.211111111111">
            <text:p>139,21</text:p>
          </table:table-cell>
          <table:table-cell table:style-name="ce5" table:formula="oooc:=[.N2]+[.N3]" office:value-type="float" office:value="159.666666666667">
            <text:p>159,67</text:p>
          </table:table-cell>
          <table:table-cell table:style-name="ce5" table:formula="oooc:=[.O2]+[.O3]" office:value-type="float" office:value="180.722222222222">
            <text:p>180,72</text:p>
          </table:table-cell>
          <table:table-cell table:style-name="ce8" table:formula="oooc:=[.P2]+[.P3]" office:value-type="float" office:value="200.777777777778">
            <text:p>200,78</text:p>
          </table:table-cell>
        </table:table-row>
        <table:table-row table:style-name="ro1">
          <table:table-cell table:style-name="ce3" office:value-type="string">
            <text:p>Distance d'arrêt sur</text:p>
            <text:p>route mouillée en m</text:p>
          </table:table-cell>
          <table:table-cell table:style-name="ce6" table:formula="oooc:=[.B2]+[.B4]" office:value-type="float" office:value="0">
            <text:p>0</text:p>
          </table:table-cell>
          <table:table-cell table:style-name="ce6" table:formula="oooc:=[.C2]+[.C4]" office:value-type="float" office:value="8.07555555555556">
            <text:p>8,08</text:p>
          </table:table-cell>
          <table:table-cell table:style-name="ce6" table:formula="oooc:=[.D2]+[.D4]" office:value-type="float" office:value="16.1511111111111">
            <text:p>16,15</text:p>
          </table:table-cell>
          <table:table-cell table:style-name="ce6" table:formula="oooc:=[.E2]+[.E4]" office:value-type="float" office:value="26.3266666666667">
            <text:p>26,33</text:p>
          </table:table-cell>
          <table:table-cell table:style-name="ce6" table:formula="oooc:=[.F2]+[.F4]" office:value-type="float" office:value="36.6422222222222">
            <text:p>36,64</text:p>
          </table:table-cell>
          <table:table-cell table:style-name="ce6" table:formula="oooc:=[.G2]+[.G4]" office:value-type="float" office:value="50.3177777777778">
            <text:p>50,32</text:p>
          </table:table-cell>
          <table:table-cell table:style-name="ce6" table:formula="oooc:=[.H2]+[.H4]" office:value-type="float" office:value="65.8133333333333">
            <text:p>65,81</text:p>
          </table:table-cell>
          <table:table-cell table:style-name="ce6" table:formula="oooc:=[.I2]+[.I4]" office:value-type="float" office:value="82.8488888888889">
            <text:p>82,85</text:p>
          </table:table-cell>
          <table:table-cell table:style-name="ce6" table:formula="oooc:=[.J2]+[.J4]" office:value-type="float" office:value="101.844444444444">
            <text:p>101,84</text:p>
          </table:table-cell>
          <table:table-cell table:style-name="ce6" table:formula="oooc:=[.K2]+[.K4]" office:value-type="float" office:value="122.8">
            <text:p>122,8</text:p>
          </table:table-cell>
          <table:table-cell table:style-name="ce6" table:formula="oooc:=[.L2]+[.L4]" office:value-type="float" office:value="145.995555555556">
            <text:p>146</text:p>
          </table:table-cell>
          <table:table-cell table:style-name="ce6" table:formula="oooc:=[.M2]+[.M4]" office:value-type="float" office:value="170.451111111111">
            <text:p>170,45</text:p>
          </table:table-cell>
          <table:table-cell table:style-name="ce6" table:formula="oooc:=[.N2]+[.N4]" office:value-type="float" office:value="196.866666666667">
            <text:p>196,87</text:p>
          </table:table-cell>
          <table:table-cell table:style-name="ce6" table:formula="oooc:=[.O2]+[.O4]" office:value-type="float" office:value="224.122222222222">
            <text:p>224,12</text:p>
          </table:table-cell>
          <table:table-cell table:style-name="ce9" table:formula="oooc:=[.P2]+[.P4]" office:value-type="float" office:value="249.977777777778">
            <text:p>249,98</text:p>
          </table:table-cell>
        </table:table-row>
        <table:table-row table:style-name="ro3">
          <table:table-cell>
            <draw:frame table:end-cell-address="Feuille1.O34" table:end-x="0.299cm" table:end-y="0.201cm" draw:z-index="0" draw:style-name="gr1" svg:width="25.279cm" svg:height="11.955cm" svg:x="0cm" svg:y="0.44cm">
              <draw:object draw:notify-on-update-of-ranges="Feuille1.A1:Feuille1.A1 Feuille1.B1:Feuille1.P1 Feuille1.A2:Feuille1.A2 Feuille1.B2:Feuille1.P2 Feuille1.A3:Feuille1.A3 Feuille1.B3:Feuille1.P3 Feuille1.A5:Feuille1.A5 Feuille1.B5:Feuille1.P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27">
          <table:table-cell table:number-columns-repeated="16"/>
        </table:table-row>
        <table:table-row table:style-name="ro3">
          <table:table-cell>
            <draw:frame table:end-cell-address="Feuille1.O61" table:end-x="0.299cm" table:end-y="0.39cm" draw:z-index="1" draw:style-name="gr1" svg:width="25.167cm" svg:height="11.848cm" svg:x="0.112cm" svg:y="0.284cm">
              <draw:object draw:notify-on-update-of-ranges="Feuille1.A1:Feuille1.A1 Feuille1.B1:Feuille1.P1 Feuille1.A5:Feuille1.A5 Feuille1.B5:Feuille1.P5 Feuille1.A6:Feuille1.A6 Feuille1.B6:Feuille1.P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margin-top="0.4cm" fo:margin-bottom="0.4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2">12/05/2008</text:date>, <text:time>18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Raoul Bourdon</meta:initial-creator>
    <meta:creation-date>2008-05-12T17:05:19</meta:creation-date>
    <dc:creator>Raoul Bourdon</dc:creator>
    <dc:date>2008-05-12T18:02:35</dc:date>
    <meta:editing-cycles>2</meta:editing-cycles>
    <meta:editing-duration>PT57M17S</meta:editing-duration>
    <meta:user-defined meta:name="Info 1"/>
    <meta:user-defined meta:name="Info 2"/>
    <meta:user-defined meta:name="Info 3"/>
    <meta:user-defined meta:name="Info 4"/>
    <meta:document-statistic meta:table-count="3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Arial" style:font-style-name="Gras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family="Arial" style:font-style-name="Normal" fo:font-size="12pt" fo:font-weight="bold" style:font-size-asian="9pt" style:font-size-complex="9pt"/>
    </style:style>
    <style:style style:name="ch7" style:family="chart">
      <style:chart-properties style:rotation-angle="90"/>
      <style:text-properties fo:font-family="Arial" style:font-style-name="Gras"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1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1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solid" draw:fill-color="#e6e6ff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28cm" svg:height="11.956cm" chart:class="chart:line" chart:style-name="ch1">
        <chart:title svg:x="7.123cm" svg:y="0.24cm" chart:style-name="ch2">
          <text:p>Comparaison des distances sur route sèche</text:p>
        </chart:title>
        <chart:legend chart:legend-position="bottom" svg:x="7.876cm" svg:y="10.362cm" chart:style-name="ch3"/>
        <chart:plot-area chart:style-name="ch4" table:cell-range-address="Feuille1.A1:Feuille1.P3 Feuille1.A5:Feuille1.P5" chart:data-source-has-labels="both" svg:x="0.809cm" svg:y="1.114cm" svg:width="23.46cm" svg:height="8.971cm">
          <chart:axis chart:dimension="x" chart:name="primary-x" chart:style-name="ch5">
            <chart:title svg:x="11.304cm" svg:y="9.621cm" chart:style-name="ch6">
              <text:p>Vitesse en km/h</text:p>
            </chart:title>
            <chart:categories table:cell-range-address="Feuille1.B1:Feuille1.P1"/>
          </chart:axis>
          <chart:axis chart:dimension="y" chart:name="primary-y" chart:style-name="ch5">
            <chart:title svg:x="0.506cm" svg:y="6.676cm" chart:style-name="ch7">
              <text:p>Distance en m</text:p>
            </chart:title>
            <chart:grid chart:style-name="ch8" chart:class="major"/>
          </chart:axis>
          <chart:series chart:style-name="ch9" chart:values-cell-range-address="Feuille1.B2:Feuille1.P2" chart:label-cell-address="Feuille1.A2:Feuille1.A2" chart:class="chart:line">
            <chart:data-point chart:repeated="15"/>
          </chart:series>
          <chart:series chart:style-name="ch10" chart:values-cell-range-address="Feuille1.B3:Feuille1.P3" chart:label-cell-address="Feuille1.A3:Feuille1.A3" chart:class="chart:line">
            <chart:data-point chart:repeated="15"/>
          </chart:series>
          <chart:series chart:style-name="ch11" chart:values-cell-range-address="Feuille1.B5:Feuille1.P5" chart:label-cell-address="Feuille1.A5:Feuille1.A5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  <table:table-cell office:value-type="string">
                <text:p>40</text:p>
              </table:table-cell>
              <table:table-cell office:value-type="string">
                <text:p>50</text:p>
              </table:table-cell>
              <table:table-cell office:value-type="string">
                <text:p>60</text:p>
              </table:table-cell>
              <table:table-cell office:value-type="string">
                <text:p>70</text:p>
              </table:table-cell>
              <table:table-cell office:value-type="string">
                <text:p>80</text:p>
              </table:table-cell>
              <table:table-cell office:value-type="string">
                <text:p>90</text:p>
              </table:table-cell>
              <table:table-cell office:value-type="string">
                <text:p>100</text:p>
              </table:table-cell>
              <table:table-cell office:value-type="string">
                <text:p>110</text:p>
              </table:table-cell>
              <table:table-cell office:value-type="string">
                <text:p>120</text:p>
              </table:table-cell>
              <table:table-cell office:value-type="string">
                <text:p>130</text:p>
              </table:table-cell>
              <table:table-cell office:value-type="string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Distance parcourue
pendant le temps de
réaction (2s) en m</text:p>
              </table:table-cell>
              <table:table-cell office:value-type="float" office:value="0">
                <text:p>0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0">
                <text:p>5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7.7777777777778">
                <text:p>77.7777777777778</text:p>
              </table:table-cell>
            </table:table-row>
            <table:table-row>
              <table:table-cell office:value-type="string">
                <text:p>Distance de freinage
sur route sèche en m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3.6">
                <text:p>3.6</text:p>
              </table:table-cell>
              <table:table-cell office:value-type="float" office:value="6.9">
                <text:p>6.9</text:p>
              </table:table-cell>
              <table:table-cell office:value-type="float" office:value="10.3">
                <text:p>10.3</text:p>
              </table:table-cell>
              <table:table-cell office:value-type="float" office:value="16.1">
                <text:p>16.1</text:p>
              </table:table-cell>
              <table:table-cell office:value-type="float" office:value="23.2">
                <text:p>23.2</text:p>
              </table:table-cell>
              <table:table-cell office:value-type="float" office:value="31.4">
                <text:p>31.4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64.6">
                <text:p>64.6</text:p>
              </table:table-cell>
              <table:table-cell office:value-type="float" office:value="78.1">
                <text:p>78.1</text:p>
              </table:table-cell>
              <table:table-cell office:value-type="float" office:value="93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Distance d'arrêt sur
route sèche en m</text:p>
              </table:table-cell>
              <table:table-cell office:value-type="float" office:value="0">
                <text:p>0</text:p>
              </table:table-cell>
              <table:table-cell office:value-type="float" office:value="7.35555555555556">
                <text:p>7.35555555555556</text:p>
              </table:table-cell>
              <table:table-cell office:value-type="float" office:value="14.7111111111111">
                <text:p>14.7111111111111</text:p>
              </table:table-cell>
              <table:table-cell office:value-type="float" office:value="23.5666666666667">
                <text:p>23.5666666666667</text:p>
              </table:table-cell>
              <table:table-cell office:value-type="float" office:value="32.5222222222222">
                <text:p>32.5222222222222</text:p>
              </table:table-cell>
              <table:table-cell office:value-type="float" office:value="43.8777777777778">
                <text:p>43.8777777777778</text:p>
              </table:table-cell>
              <table:table-cell office:value-type="float" office:value="56.5333333333333">
                <text:p>56.5333333333333</text:p>
              </table:table-cell>
              <table:table-cell office:value-type="float" office:value="70.2888888888889">
                <text:p>70.2888888888889</text:p>
              </table:table-cell>
              <table:table-cell office:value-type="float" office:value="85.4444444444444">
                <text:p>85.4444444444444</text:p>
              </table:table-cell>
              <table:table-cell office:value-type="float" office:value="102">
                <text:p>102</text:p>
              </table:table-cell>
              <table:table-cell office:value-type="float" office:value="120.155555555556">
                <text:p>120.155555555556</text:p>
              </table:table-cell>
              <table:table-cell office:value-type="float" office:value="139.211111111111">
                <text:p>139.211111111111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180.722222222222">
                <text:p>180.722222222222</text:p>
              </table:table-cell>
              <table:table-cell office:value-type="float" office:value="200.777777777778">
                <text:p>200.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Arial" style:font-style-name="Gras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family="Arial" style:font-style-name="Gras" fo:font-size="12pt" fo:font-weight="bold" style:font-size-asian="9pt" style:font-size-complex="9pt"/>
    </style:style>
    <style:style style:name="ch7" style:family="chart">
      <style:chart-properties style:rotation-angle="90"/>
      <style:text-properties fo:font-family="Arial" style:font-style-name="Gras"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1cm" svg:stroke-color="#993366" draw:fill-color="#99336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1cm" svg:stroke-color="#008000" draw:fill-color="#008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solid" draw:fill-color="#ffffcc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5.168cm" svg:height="11.849cm" chart:class="chart:line" chart:style-name="ch1">
        <chart:title svg:x="4.183cm" svg:y="0.237cm" chart:style-name="ch2">
          <text:p>Comparaison distance d'arrêt sur route sèche et sur route mouillée</text:p>
        </chart:title>
        <chart:legend chart:legend-position="bottom" svg:x="9.477cm" svg:y="10.628cm" chart:style-name="ch3"/>
        <chart:plot-area chart:style-name="ch4" table:cell-range-address="Feuille1.A1:Feuille1.P1 Feuille1.A5:Feuille1.P6" chart:data-source-has-labels="both" svg:x="0.805cm" svg:y="1.108cm" svg:width="23.356cm" svg:height="9.249cm">
          <chart:axis chart:dimension="x" chart:name="primary-x" chart:style-name="ch5">
            <chart:title svg:x="11.248cm" svg:y="9.89cm" chart:style-name="ch6">
              <text:p>Vitesse en km/h</text:p>
            </chart:title>
            <chart:categories table:cell-range-address="Feuille1.B1:Feuille1.P1"/>
          </chart:axis>
          <chart:axis chart:dimension="y" chart:name="primary-y" chart:style-name="ch5">
            <chart:title svg:x="0.504cm" svg:y="6.809cm" chart:style-name="ch7">
              <text:p>Distance en m</text:p>
            </chart:title>
            <chart:grid chart:style-name="ch8" chart:class="major"/>
          </chart:axis>
          <chart:series chart:style-name="ch9" chart:values-cell-range-address="Feuille1.B5:Feuille1.P5" chart:label-cell-address="Feuille1.A5:Feuille1.A5" chart:class="chart:line">
            <chart:data-point chart:repeated="15"/>
          </chart:series>
          <chart:series chart:style-name="ch10" chart:values-cell-range-address="Feuille1.B6:Feuille1.P6" chart:label-cell-address="Feuille1.A6:Feuille1.A6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  <table:table-cell office:value-type="string">
                <text:p>40</text:p>
              </table:table-cell>
              <table:table-cell office:value-type="string">
                <text:p>50</text:p>
              </table:table-cell>
              <table:table-cell office:value-type="string">
                <text:p>60</text:p>
              </table:table-cell>
              <table:table-cell office:value-type="string">
                <text:p>70</text:p>
              </table:table-cell>
              <table:table-cell office:value-type="string">
                <text:p>80</text:p>
              </table:table-cell>
              <table:table-cell office:value-type="string">
                <text:p>90</text:p>
              </table:table-cell>
              <table:table-cell office:value-type="string">
                <text:p>100</text:p>
              </table:table-cell>
              <table:table-cell office:value-type="string">
                <text:p>110</text:p>
              </table:table-cell>
              <table:table-cell office:value-type="string">
                <text:p>120</text:p>
              </table:table-cell>
              <table:table-cell office:value-type="string">
                <text:p>130</text:p>
              </table:table-cell>
              <table:table-cell office:value-type="string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Distance d'arrêt sur
route sèche en m</text:p>
              </table:table-cell>
              <table:table-cell office:value-type="float" office:value="0">
                <text:p>0</text:p>
              </table:table-cell>
              <table:table-cell office:value-type="float" office:value="7.35555555555556">
                <text:p>7.35555555555556</text:p>
              </table:table-cell>
              <table:table-cell office:value-type="float" office:value="14.7111111111111">
                <text:p>14.7111111111111</text:p>
              </table:table-cell>
              <table:table-cell office:value-type="float" office:value="23.5666666666667">
                <text:p>23.5666666666667</text:p>
              </table:table-cell>
              <table:table-cell office:value-type="float" office:value="32.5222222222222">
                <text:p>32.5222222222222</text:p>
              </table:table-cell>
              <table:table-cell office:value-type="float" office:value="43.8777777777778">
                <text:p>43.8777777777778</text:p>
              </table:table-cell>
              <table:table-cell office:value-type="float" office:value="56.5333333333333">
                <text:p>56.5333333333333</text:p>
              </table:table-cell>
              <table:table-cell office:value-type="float" office:value="70.2888888888889">
                <text:p>70.2888888888889</text:p>
              </table:table-cell>
              <table:table-cell office:value-type="float" office:value="85.4444444444444">
                <text:p>85.4444444444444</text:p>
              </table:table-cell>
              <table:table-cell office:value-type="float" office:value="102">
                <text:p>102</text:p>
              </table:table-cell>
              <table:table-cell office:value-type="float" office:value="120.155555555556">
                <text:p>120.155555555556</text:p>
              </table:table-cell>
              <table:table-cell office:value-type="float" office:value="139.211111111111">
                <text:p>139.211111111111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180.722222222222">
                <text:p>180.722222222222</text:p>
              </table:table-cell>
              <table:table-cell office:value-type="float" office:value="200.777777777778">
                <text:p>200.777777777778</text:p>
              </table:table-cell>
            </table:table-row>
            <table:table-row>
              <table:table-cell office:value-type="string">
                <text:p>Distance d'arrêt sur
route mouillée en m</text:p>
              </table:table-cell>
              <table:table-cell office:value-type="float" office:value="0">
                <text:p>0</text:p>
              </table:table-cell>
              <table:table-cell office:value-type="float" office:value="8.07555555555556">
                <text:p>8.07555555555556</text:p>
              </table:table-cell>
              <table:table-cell office:value-type="float" office:value="16.1511111111111">
                <text:p>16.1511111111111</text:p>
              </table:table-cell>
              <table:table-cell office:value-type="float" office:value="26.3266666666667">
                <text:p>26.3266666666667</text:p>
              </table:table-cell>
              <table:table-cell office:value-type="float" office:value="36.6422222222222">
                <text:p>36.6422222222222</text:p>
              </table:table-cell>
              <table:table-cell office:value-type="float" office:value="50.3177777777778">
                <text:p>50.3177777777778</text:p>
              </table:table-cell>
              <table:table-cell office:value-type="float" office:value="65.8133333333333">
                <text:p>65.8133333333333</text:p>
              </table:table-cell>
              <table:table-cell office:value-type="float" office:value="82.8488888888889">
                <text:p>82.8488888888889</text:p>
              </table:table-cell>
              <table:table-cell office:value-type="float" office:value="101.844444444444">
                <text:p>101.844444444444</text:p>
              </table:table-cell>
              <table:table-cell office:value-type="float" office:value="122.8">
                <text:p>122.8</text:p>
              </table:table-cell>
              <table:table-cell office:value-type="float" office:value="145.995555555556">
                <text:p>145.995555555556</text:p>
              </table:table-cell>
              <table:table-cell office:value-type="float" office:value="170.451111111111">
                <text:p>170.451111111111</text:p>
              </table:table-cell>
              <table:table-cell office:value-type="float" office:value="196.866666666667">
                <text:p>196.866666666667</text:p>
              </table:table-cell>
              <table:table-cell office:value-type="float" office:value="224.122222222222">
                <text:p>224.122222222222</text:p>
              </table:table-cell>
              <table:table-cell office:value-type="float" office:value="249.977777777778">
                <text:p>249.977777777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